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5cm" style:rel-width="50%" table:align="left"/>
    </style:style>
    <style:style style:name="表10.A" style:family="table-column">
      <style:table-column-properties style:column-width="1.201cm" style:rel-column-width="4630*"/>
    </style:style>
    <style:style style:name="表10.G" style:family="table-column">
      <style:table-column-properties style:column-width="1.293cm" style:rel-column-width="4987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G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8.5cm" style:rel-width="50%" table:align="left"/>
    </style:style>
    <style:style style:name="表11.A" style:family="table-column">
      <style:table-column-properties style:column-width="1.201cm" style:rel-column-width="4630*"/>
    </style:style>
    <style:style style:name="表11.G" style:family="table-column">
      <style:table-column-properties style:column-width="1.293cm" style:rel-column-width="4987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G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5cm" style:rel-width="50%" table:align="left"/>
    </style:style>
    <style:style style:name="表12.A" style:family="table-column">
      <style:table-column-properties style:column-width="1.201cm" style:rel-column-width="4630*"/>
    </style:style>
    <style:style style:name="表12.G" style:family="table-column">
      <style:table-column-properties style:column-width="1.293cm" style:rel-column-width="4987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G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4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2" style:font-size-asian="14pt" style:font-style-asian="normal" style:font-weight-asian="normal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>-</text:p>
          </table:table-cell>
          <table:table-cell table:style-name="表1.A2" office:value-type="string">
            <text:p text:style-name="P18"/>
          </table:table-cell>
          <table:table-cell table:style-name="表1.A2" office:value-type="string">
            <text:p text:style-name="P18">○</text:p>
          </table:table-cell>
          <table:table-cell table:style-name="表1.A2" office:value-type="string">
            <text:p text:style-name="P18">○</text:p>
          </table:table-cell>
          <table:table-cell table:style-name="表1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>-</text:p>
          </table:table-cell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>○</text:p>
          </table:table-cell>
          <table:table-cell table:style-name="表2.A2" office:value-type="string">
            <text:p text:style-name="P18">○</text:p>
          </table:table-cell>
          <table:table-cell table:style-name="表2.G2" office:value-type="string">
            <text:p text:style-name="P15">-</text:p>
          </table:table-cell>
        </table:table-row>
      </table:table>
      <text:p text:style-name="Text_20_body"><text:soft-page-break/></text:p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>-</text:p>
          </table:table-cell>
          <table:table-cell table:style-name="表3.A2" office:value-type="string">
            <text:p text:style-name="P18"/>
          </table:table-cell>
          <table:table-cell table:style-name="表3.A2" office:value-type="string">
            <text:p text:style-name="P18">○</text:p>
          </table:table-cell>
          <table:table-cell table:style-name="表3.A2" office:value-type="string">
            <text:p text:style-name="P18">○</text:p>
          </table:table-cell>
          <table:table-cell table:style-name="表3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>-</text:p>
          </table:table-cell>
          <table:table-cell table:style-name="表4.A2" office:value-type="string">
            <text:p text:style-name="P18"/>
          </table:table-cell>
          <table:table-cell table:style-name="表4.A2" office:value-type="string">
            <text:p text:style-name="P18">○</text:p>
          </table:table-cell>
          <table:table-cell table:style-name="表4.A2" office:value-type="string">
            <text:p text:style-name="P18">○</text:p>
          </table:table-cell>
          <table:table-cell table:style-name="表4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8"/>
          </table:table-cell>
          <table:table-cell table:style-name="表5.A2" office:value-type="string">
            <text:p text:style-name="P18">○</text:p>
          </table:table-cell>
          <table:table-cell table:style-name="表5.A2" office:value-type="string">
            <text:p text:style-name="P18">○</text:p>
          </table:table-cell>
          <table:table-cell table:style-name="表5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/>
      <text:p text:style-name="P10">---------------------------------------------------------------------- [20200301_174200]</text:p>
      <text:p text:style-name="P2">お疲れ様です。</text:p>
      <text:p text:style-name="P3"><text:soft-page-break/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3/6（金）</text:p>
          </table:table-cell>
          <table:table-cell table:style-name="表7.A1" office:value-type="string">
            <text:p text:style-name="Table_20_Contents">3/7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>-</text:p>
          </table:table-cell>
          <table:table-cell table:style-name="表7.A2" office:value-type="string">
            <text:p text:style-name="P18"/>
          </table:table-cell>
          <table:table-cell table:style-name="表7.A2" office:value-type="string">
            <text:p text:style-name="P18">○</text:p>
          </table:table-cell>
          <table:table-cell table:style-name="表7.A2" office:value-type="string">
            <text:p text:style-name="P18">○</text:p>
          </table:table-cell>
          <table:table-cell table:style-name="表7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(<text:span text:style-name="T3">月</text:span>) ~ 2020.3.8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07_131620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（月）</text:p>
          </table:table-cell>
          <table:table-cell table:style-name="表8.A1" office:value-type="string">
            <text:p text:style-name="Table_20_Contents">（<text:span text:style-name="T1">火）</text:span></text:p>
          </table:table-cell>
          <table:table-cell table:style-name="表8.A1" office:value-type="string">
            <text:p text:style-name="Table_20_Contents">（水）</text:p>
          </table:table-cell>
          <table:table-cell table:style-name="表8.A1" office:value-type="string">
            <text:p text:style-name="Table_20_Contents">（木）</text:p>
          </table:table-cell>
          <table:table-cell table:style-name="表8.A1" office:value-type="string">
            <text:p text:style-name="Table_20_Contents">3/13（金）</text:p>
          </table:table-cell>
          <table:table-cell table:style-name="表8.A1" office:value-type="string">
            <text:p text:style-name="Table_20_Contents">3/14（土）</text:p>
          </table:table-cell>
          <table:table-cell table:style-name="表8.G1" office:value-type="string">
            <text:p text:style-name="Table_20_Contents">（日）</text:p>
          </table:table-cell>
        </table:table-row>
        <table:table-row>
          <table:table-cell table:style-name="表8.A2" office:value-type="string">
            <text:p text:style-name="P15">-</text:p>
          </table:table-cell>
          <table:table-cell table:style-name="表8.A2" office:value-type="string">
            <text:p text:style-name="P16">-</text:p>
          </table:table-cell>
          <table:table-cell table:style-name="表8.A2" office:value-type="string">
            <text:p text:style-name="P17">-</text:p>
          </table:table-cell>
          <table:table-cell table:style-name="表8.A2" office:value-type="string">
            <text:p text:style-name="P18"/>
          </table:table-cell>
          <table:table-cell table:style-name="表8.A2" office:value-type="string">
            <text:p text:style-name="P18">○</text:p>
          </table:table-cell>
          <table:table-cell table:style-name="表8.A2" office:value-type="string">
            <text:p text:style-name="P18">○</text:p>
          </table:table-cell>
          <table:table-cell table:style-name="表8.G2" office:value-type="string">
            <text:p text:style-name="P15">-</text:p>
          </table:table-cell>
        </table:table-row>
      </table:table>
      <text:p text:style-name="P19"/>
      <text:p text:style-name="P13"/>
      <text:p text:style-name="P12"><text:soft-page-break/><text:span text:style-name="T3">【作業員　岩淵謙 </text:span>/ <text:span text:style-name="T3">作業日希望連絡】 作業希望週　2020</text:span>.3.9(<text:span text:style-name="T3">月</text:span>) ~ 2020.3.15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14_16141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（月）</text:p>
          </table:table-cell>
          <table:table-cell table:style-name="表9.A1" office:value-type="string">
            <text:p text:style-name="Table_20_Contents">（<text:span text:style-name="T1">火）</text:span></text:p>
          </table:table-cell>
          <table:table-cell table:style-name="表9.A1" office:value-type="string">
            <text:p text:style-name="Table_20_Contents">（水）</text:p>
          </table:table-cell>
          <table:table-cell table:style-name="表9.A1" office:value-type="string">
            <text:p text:style-name="Table_20_Contents">（木）</text:p>
          </table:table-cell>
          <table:table-cell table:style-name="表9.A1" office:value-type="string">
            <text:p text:style-name="Table_20_Contents">3/20（金）</text:p>
          </table:table-cell>
          <table:table-cell table:style-name="表9.A1" office:value-type="string">
            <text:p text:style-name="Table_20_Contents">3/21（土）</text:p>
          </table:table-cell>
          <table:table-cell table:style-name="表9.G1" office:value-type="string">
            <text:p text:style-name="Table_20_Contents">（日）</text:p>
          </table:table-cell>
        </table:table-row>
        <table:table-row>
          <table:table-cell table:style-name="表9.A2" office:value-type="string">
            <text:p text:style-name="P15">-</text:p>
          </table:table-cell>
          <table:table-cell table:style-name="表9.A2" office:value-type="string">
            <text:p text:style-name="P16">-</text:p>
          </table:table-cell>
          <table:table-cell table:style-name="表9.A2" office:value-type="string">
            <text:p text:style-name="P17">-</text:p>
          </table:table-cell>
          <table:table-cell table:style-name="表9.A2" office:value-type="string">
            <text:p text:style-name="P18"/>
          </table:table-cell>
          <table:table-cell table:style-name="表9.A2" office:value-type="string">
            <text:p text:style-name="P18">○</text:p>
          </table:table-cell>
          <table:table-cell table:style-name="表9.A2" office:value-type="string">
            <text:p text:style-name="P18">○</text:p>
          </table:table-cell>
          <table:table-cell table:style-name="表9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16(<text:span text:style-name="T3">月</text:span>) ~ 2020.3.22(<text:span text:style-name="T3">日</text:span>)</text:p>
      <text:p text:style-name="P10">---------------------------------------------------------------------- [20200322_16100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0" table:style-name="表10">
        <table:table-column table:style-name="表10.A" table:number-columns-repeated="6"/>
        <table:table-column table:style-name="表10.G"/>
        <table:table-row>
          <table:table-cell table:style-name="表10.A1" office:value-type="string">
            <text:p text:style-name="Table_20_Contents">（月）</text:p>
          </table:table-cell>
          <table:table-cell table:style-name="表10.A1" office:value-type="string">
            <text:p text:style-name="Table_20_Contents">（<text:span text:style-name="T1">火）</text:span></text:p>
          </table:table-cell>
          <table:table-cell table:style-name="表10.A1" office:value-type="string">
            <text:p text:style-name="Table_20_Contents">（水）</text:p>
          </table:table-cell>
          <table:table-cell table:style-name="表10.A1" office:value-type="string">
            <text:p text:style-name="Table_20_Contents">（木）</text:p>
          </table:table-cell>
          <table:table-cell table:style-name="表10.A1" office:value-type="string">
            <text:p text:style-name="Table_20_Contents">3/27<text:soft-page-break/>（金）</text:p>
          </table:table-cell>
          <table:table-cell table:style-name="表10.A1" office:value-type="string">
            <text:p text:style-name="Table_20_Contents">3/28<text:soft-page-break/>（土）</text:p>
          </table:table-cell>
          <table:table-cell table:style-name="表10.G1" office:value-type="string">
            <text:p text:style-name="Table_20_Contents">（日）</text:p>
          </table:table-cell>
        </table:table-row>
        <table:table-row>
          <table:table-cell table:style-name="表10.A2" office:value-type="string">
            <text:p text:style-name="P15">-</text:p>
          </table:table-cell>
          <table:table-cell table:style-name="表10.A2" office:value-type="string">
            <text:p text:style-name="P16">-</text:p>
          </table:table-cell>
          <table:table-cell table:style-name="表10.A2" office:value-type="string">
            <text:p text:style-name="P17">-</text:p>
          </table:table-cell>
          <table:table-cell table:style-name="表10.A2" office:value-type="string">
            <text:p text:style-name="P18"/>
          </table:table-cell>
          <table:table-cell table:style-name="表10.A2" office:value-type="string">
            <text:p text:style-name="P18">○</text:p>
          </table:table-cell>
          <table:table-cell table:style-name="表10.A2" office:value-type="string">
            <text:p text:style-name="P18">○</text:p>
          </table:table-cell>
          <table:table-cell table:style-name="表10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3(<text:span text:style-name="T3">月</text:span>) ~ 2020.3.29(<text:span text:style-name="T3">日</text:span>)</text:p>
      <text:p text:style-name="P9"/>
      <text:p text:style-name="P10">---------------------------------------------------------------------- [20200329_165839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1" table:style-name="表11">
        <table:table-column table:style-name="表11.A" table:number-columns-repeated="6"/>
        <table:table-column table:style-name="表11.G"/>
        <table:table-row>
          <table:table-cell table:style-name="表11.A1" office:value-type="string">
            <text:p text:style-name="Table_20_Contents">（月）</text:p>
          </table:table-cell>
          <table:table-cell table:style-name="表11.A1" office:value-type="string">
            <text:p text:style-name="Table_20_Contents">（<text:span text:style-name="T1">火）</text:span></text:p>
          </table:table-cell>
          <table:table-cell table:style-name="表11.A1" office:value-type="string">
            <text:p text:style-name="Table_20_Contents">（水）</text:p>
          </table:table-cell>
          <table:table-cell table:style-name="表11.A1" office:value-type="string">
            <text:p text:style-name="Table_20_Contents">（木）</text:p>
          </table:table-cell>
          <table:table-cell table:style-name="表11.A1" office:value-type="string">
            <text:p text:style-name="Table_20_Contents">4/3（金）</text:p>
          </table:table-cell>
          <table:table-cell table:style-name="表11.A1" office:value-type="string">
            <text:p text:style-name="Table_20_Contents">4/4（土）</text:p>
          </table:table-cell>
          <table:table-cell table:style-name="表11.G1" office:value-type="string">
            <text:p text:style-name="Table_20_Contents">（日）</text:p>
          </table:table-cell>
        </table:table-row>
        <table:table-row>
          <table:table-cell table:style-name="表11.A2" office:value-type="string">
            <text:p text:style-name="P15">-</text:p>
          </table:table-cell>
          <table:table-cell table:style-name="表11.A2" office:value-type="string">
            <text:p text:style-name="P16">-</text:p>
          </table:table-cell>
          <table:table-cell table:style-name="表11.A2" office:value-type="string">
            <text:p text:style-name="P17">-</text:p>
          </table:table-cell>
          <table:table-cell table:style-name="表11.A2" office:value-type="string">
            <text:p text:style-name="P18"/>
          </table:table-cell>
          <table:table-cell table:style-name="表11.A2" office:value-type="string">
            <text:p text:style-name="P18">○</text:p>
          </table:table-cell>
          <table:table-cell table:style-name="表11.A2" office:value-type="string">
            <text:p text:style-name="P18">○</text:p>
          </table:table-cell>
          <table:table-cell table:style-name="表11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30(<text:span text:style-name="T3">月</text:span>) ~ 2020.4.5(<text:span text:style-name="T3">日</text:span>)</text:p>
      <text:p text:style-name="P12">[//]</text:p>
      <text:p text:style-name="P9">@@@</text:p>
      <text:p text:style-name="P6"/>
      <text:p text:style-name="P10">---------------------------------------------------------------------- [20200417_173648]</text:p>
      <text:p text:style-name="P2"><text:soft-page-break/>お疲れ様です。</text:p>
      <text:p text:style-name="P3">来週の作業希望日の連絡です。</text:p>
      <text:p text:style-name="P3">よろしくお願いします。</text:p>
      <text:p text:style-name="P22">（自分は、体調はボチボチ。餌遣りは続けております）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2" table:style-name="表12">
        <table:table-column table:style-name="表12.A" table:number-columns-repeated="6"/>
        <table:table-column table:style-name="表12.G"/>
        <table:table-row>
          <table:table-cell table:style-name="表12.A1" office:value-type="string">
            <text:p text:style-name="Table_20_Contents">（月）</text:p>
          </table:table-cell>
          <table:table-cell table:style-name="表12.A1" office:value-type="string">
            <text:p text:style-name="Table_20_Contents">（<text:span text:style-name="T1">火）</text:span></text:p>
          </table:table-cell>
          <table:table-cell table:style-name="表12.A1" office:value-type="string">
            <text:p text:style-name="Table_20_Contents">（水）</text:p>
          </table:table-cell>
          <table:table-cell table:style-name="表12.A1" office:value-type="string">
            <text:p text:style-name="Table_20_Contents">（木）</text:p>
          </table:table-cell>
          <table:table-cell table:style-name="表12.A1" office:value-type="string">
            <text:p text:style-name="Table_20_Contents">4/24（金）</text:p>
          </table:table-cell>
          <table:table-cell table:style-name="表12.A1" office:value-type="string">
            <text:p text:style-name="Table_20_Contents">4/25（土）</text:p>
          </table:table-cell>
          <table:table-cell table:style-name="表12.G1" office:value-type="string">
            <text:p text:style-name="Table_20_Contents">（日）</text:p>
          </table:table-cell>
        </table:table-row>
        <table:table-row>
          <table:table-cell table:style-name="表12.A2" office:value-type="string">
            <text:p text:style-name="P15">-</text:p>
          </table:table-cell>
          <table:table-cell table:style-name="表12.A2" office:value-type="string">
            <text:p text:style-name="P16">-</text:p>
          </table:table-cell>
          <table:table-cell table:style-name="表12.A2" office:value-type="string">
            <text:p text:style-name="P17">-</text:p>
          </table:table-cell>
          <table:table-cell table:style-name="表12.A2" office:value-type="string">
            <text:p text:style-name="P18"/>
          </table:table-cell>
          <table:table-cell table:style-name="表12.A2" office:value-type="string">
            <text:p text:style-name="P18">○</text:p>
          </table:table-cell>
          <table:table-cell table:style-name="表12.A2" office:value-type="string">
            <text:p text:style-name="P18">○</text:p>
          </table:table-cell>
          <table:table-cell table:style-name="表12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4.20(<text:span text:style-name="T3">月</text:span>) ~ 2020.4.26(<text:span text:style-name="T3">日</text:span>)</text:p>
      <text:p text:style-name="P12">[//]</text:p>
      <text:p text:style-name="P12"/>
      <text:p text:style-name="P12"/>
      <text:p text:style-name="P6"/>
      <text:p text:style-name="P6">---------------------- [TEMPLATE] 20200224_131852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3/XX（金）</text:p>
          </table:table-cell>
          <table:table-cell table:style-name="表6.A1" office:value-type="string">
            <text:p text:style-name="Table_20_Contents">3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>-</text:p>
          </table:table-cell>
          <table:table-cell table:style-name="表6.A2" office:value-type="string">
            <text:p text:style-name="P18"/>
          </table:table-cell>
          <table:table-cell table:style-name="表6.A2" office:value-type="string">
            <text:p text:style-name="P18">○</text:p>
          </table:table-cell>
          <table:table-cell table:style-name="表6.A2" office:value-type="string">
            <text:p text:style-name="P18">○</text:p>
          </table:table-cell>
          <table:table-cell table:style-name="表6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>[//]</text:p>
      <text:p text:style-name="P12"/>
      <text:p text:style-name="P12"/>
      <text:p text:style-name="P12">/ ---------------------- [TEMPLATE] 20200224_131852 /</text:p>
      <text:p text:style-name="P6">-------------------------------------------------------- [STEPS] 20190821_142911</text:p>
      <text:list xml:id="list468954266150208563" text:style-name="L1">
        <text:list-item>
          <text:p text:style-name="P20">email</text:p>
          <text:list>
            <text:list-item>
              <text:p text:style-name="P20">C – N (new mail)</text:p>
            </text:list-item>
          </text:list>
        </text:list-item>
        <text:list-item>
          <text:p text:style-name="P20">doc</text:p>
          <text:list>
            <text:list-item>
              <text:p text:style-name="P20">prev lines → DUP</text:p>
            </text:list-item>
            <text:list-item>
              <text:p text:style-name="P20">time label</text:p>
            </text:list-item>
            <text:list-item>
              <text:p text:style-name="P20">console : “t”</text:p>
              <text:list>
                <text:list-item>
                  <text:p text:style-name="P20">date table → update</text:p>
                </text:list-item>
              </text:list>
            </text:list-item>
            <text:list-item>
              <text:p text:style-name="P20">mail title line</text:p>
            </text:list-item>
            <text:list-item>
              <text:p text:style-name="P20">message sentences : “作業希望週”</text:p>
            </text:list-item>
          </text:list>
        </text:list-item>
        <text:list-item>
          <text:p text:style-name="P20">email</text:p>
          <text:list>
            <text:list-item>
              <text:p text:style-name="P20">C/P</text:p>
              <text:list>
                <text:list-item>
                  <text:p text:style-name="P20"><text:soft-page-break/>title line : “subject”</text:p>
                </text:list-item>
                <text:list-item>
                  <text:p text:style-name="P20">main lines</text:p>
                </text:list-item>
              </text:list>
            </text:list-item>
            <text:list-item>
              <text:p text:style-name="P20">F6 (move to “To” box)</text:p>
            </text:list-item>
            <text:list-item>
              <text:p text:style-name="P20">“yoko” &gt; Ret (auto suggestion → choose)</text:p>
            </text:list-item>
            <text:list-item>
              <text:p text:style-name="P20">validate</text:p>
              <text:list>
                <text:list-item>
                  <text:p text:style-name="P20">希望日（日付は、変更したか？）</text:p>
                </text:list-item>
                <text:list-item>
                  <text:p text:style-name="P20">message</text:p>
                  <text:list>
                    <text:list-item>
                      <text:p text:style-name="P20">“来週の” (OR “今週の”)</text:p>
                    </text:list-item>
                  </text:list>
                </text:list-item>
                <text:list-item>
                  <text:p text:style-name="P20">件名　=&gt;　希望週の期間、来週分か？</text:p>
                </text:list-item>
              </text:list>
            </text:list-item>
            <text:list-item>
              <text:p text:style-name="P20">C – Ret (send)</text:p>
            </text:list-item>
          </text:list>
        </text:list-item>
        <text:list-item>
          <text:p text:style-name="P20">mailer</text:p>
          <text:list>
            <text:list-item>
              <text:p text:style-name="P20">“送信済み” → select</text:p>
            </text:list-item>
            <text:list-item>
              <text:p text:style-name="P20">validate</text:p>
              <text:list>
                <text:list-item>
                  <text:p text:style-name="P20">期間</text:p>
                  <text:list>
                    <text:list-item>
                      <text:p text:style-name="P21">件名</text:p>
                    </text:list-item>
                    <text:list-item>
                      <text:p text:style-name="P21">本文内</text:p>
                    </text:list-item>
                  </text:list>
                </text:list-item>
                <text:list-item>
                  <text:p text:style-name="P20">希望日</text:p>
                </text:list-item>
                <text:list-item>
                  <text:p text:style-name="P20">送信先</text:p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move → “@@@”</text:p>
            </text:list-item>
          </text:list>
        </text:list-item>
        <text:list-item>
          <text:p text:style-name="P20">close</text:p>
          <text:list>
            <text:list-item>
              <text:p text:style-name="P20">folders</text:p>
            </text:list-item>
            <text:list-item>
              <text:p text:style-name="P20">this</text:p>
            </text:list-item>
          </text:list>
        </text:list-item>
        <text:list-item>
          <text:p text:style-name="P20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4-17T17:40:42.35</dc:date>
    <dc:creator>iwabuchi ken</dc:creator>
    <meta:editing-duration>PT1H9M42S</meta:editing-duration>
    <meta:editing-cycles>18</meta:editing-cycles>
    <meta:generator>OpenOffice/4.1.3$Win32 OpenOffice.org_project/413m1$Build-9783</meta:generator>
    <meta:document-statistic meta:table-count="12" meta:image-count="0" meta:object-count="0" meta:page-count="9" meta:paragraph-count="309" meta:word-count="1621" meta:character-count="4653"/>
  </office:meta>
</office:document-meta>
</file>